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courier" svg:font-family="courier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text-properties fo:background-color="#000000"/>
    </style:style>
    <style:style style:name="P3" style:family="paragraph" style:parent-style-name="Standard">
      <style:paragraph-properties fo:margin-left="0in" fo:margin-right="0in" fo:margin-top="0in" fo:margin-bottom="0.1965in" fo:orphans="2" fo:widows="2" fo:text-indent="0in" style:auto-text-indent="false"/>
      <style:text-properties fo:color="#000000" fo:background-color="#ffffff"/>
    </style:style>
    <style:style style:name="P4" style:family="paragraph" style:parent-style-name="Preformatted_20_Text">
      <style:paragraph-properties fo:margin-left="0in" fo:margin-right="0in" fo:margin-top="0in" fo:margin-bottom="0in" style:line-height-at-least="0.1252in" fo:orphans="2" fo:widows="2" fo:text-indent="0in" style:auto-text-indent="false"/>
      <style:text-properties fo:font-variant="normal" fo:text-transform="none" fo:color="#dcd9d4" style:font-name="courier" fo:font-size="9pt" fo:letter-spacing="normal" fo:font-style="normal" fo:font-weight="normal" fo:background-color="#f8f8f8"/>
    </style:style>
    <style:style style:name="P5" style:family="paragraph" style:parent-style-name="Preformatted_20_Text">
      <style:paragraph-properties fo:margin-left="0in" fo:margin-right="0in" fo:margin-top="0in" fo:margin-bottom="0in" style:line-height-at-least="0.1252in" fo:orphans="2" fo:widows="2" fo:text-indent="0in" style:auto-text-indent="false"/>
      <style:text-properties fo:font-variant="normal" fo:text-transform="none" fo:color="#000000" style:font-name="courier" fo:font-size="9pt" fo:letter-spacing="normal" fo:font-style="normal" fo:font-weight="normal" fo:background-color="#ffffff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 fo:background-color="#f0f0f0">
        <style:background-image/>
      </style:paragraph-properties>
      <style:text-properties fo:font-variant="normal" fo:text-transform="none" fo:color="#dcd9d4" fo:letter-spacing="normal" fo:font-style="normal" fo:font-weight="normal"/>
    </style:style>
    <style:style style:name="P7" style:family="paragraph" style:parent-style-name="Preformatted_20_Text">
      <style:paragraph-properties fo:margin-top="0in" fo:margin-bottom="0.1965in" fo:orphans="2" fo:widows="2" fo:background-color="#f0f0f0">
        <style:background-image/>
      </style:paragraph-properties>
      <style:text-properties fo:font-variant="normal" fo:text-transform="none" fo:color="#dcd9d4" fo:letter-spacing="normal" fo:font-style="normal" fo:font-weight="normal"/>
    </style:style>
    <style:style style:name="P8" style:family="paragraph" style:parent-style-name="Preformatted_20_Text">
      <style:paragraph-properties fo:margin-top="0in" fo:margin-bottom="0in" style:line-height-at-least="0.1252in" fo:orphans="2" fo:widows="2"/>
      <style:text-properties fo:font-variant="normal" fo:text-transform="none" fo:color="#dcd9d4" fo:letter-spacing="normal" fo:background-color="#f8f8f8"/>
    </style:style>
    <style:style style:name="P9" style:family="paragraph" style:parent-style-name="Preformatted_20_Text">
      <style:paragraph-properties fo:margin-top="0in" fo:margin-bottom="0in" style:line-height-at-least="0.1252in" fo:orphans="2" fo:widows="2"/>
      <style:text-properties fo:font-variant="normal" fo:text-transform="none" fo:color="#dcd9d4" style:font-name="courier" fo:font-size="9pt" fo:letter-spacing="normal" fo:font-style="normal" fo:font-weight="normal" fo:background-color="#f8f8f8"/>
    </style:style>
    <style:style style:name="P10" style:family="paragraph" style:parent-style-name="Preformatted_20_Text">
      <style:paragraph-properties fo:margin-top="0in" fo:margin-bottom="0in" style:line-height-at-least="0.1252in" fo:orphans="2" fo:widows="2"/>
      <style:text-properties fo:font-variant="normal" fo:text-transform="none" fo:color="#8f5902" style:font-name="courier" fo:font-size="9pt" fo:letter-spacing="normal" fo:font-style="italic" fo:font-weight="normal" fo:background-color="#f8f8f8"/>
    </style:style>
    <style:style style:name="P11" style:family="paragraph" style:parent-style-name="Preformatted_20_Text">
      <style:paragraph-properties fo:margin-top="0in" fo:margin-bottom="0in" style:line-height-at-least="0.1252in" fo:orphans="2" fo:widows="2"/>
      <style:text-properties fo:font-variant="normal" fo:text-transform="none" fo:color="#000000" fo:letter-spacing="normal" fo:background-color="#ffffff"/>
    </style:style>
    <style:style style:name="P12" style:family="paragraph" style:parent-style-name="Preformatted_20_Text">
      <style:paragraph-properties fo:margin-top="0in" fo:margin-bottom="0in" style:line-height-at-least="0.1252in" fo:orphans="2" fo:widows="2"/>
      <style:text-properties fo:font-variant="normal" fo:text-transform="none" fo:color="#000000" style:font-name="courier" fo:font-size="9pt" fo:letter-spacing="normal" fo:font-style="normal" fo:font-weight="normal" fo:background-color="#ffffff"/>
    </style:style>
    <style:style style:name="P13" style:family="paragraph" style:parent-style-name="Preformatted_20_Text">
      <style:paragraph-properties fo:margin-top="0in" fo:margin-bottom="0in" style:line-height-at-least="0.1252in" fo:orphans="2" fo:widows="2"/>
      <style:text-properties fo:font-variant="normal" fo:text-transform="none" fo:color="#000000" style:font-name="courier" fo:font-size="9pt" fo:letter-spacing="normal" fo:font-style="italic" fo:font-weight="normal" fo:background-color="#ffffff"/>
    </style:style>
    <style:style style:name="T1" style:family="text">
      <style:text-properties fo:font-variant="normal" fo:text-transform="none" fo:color="#dcd9d4" style:font-name="Arial1" fo:font-size="12pt" fo:letter-spacing="normal" fo:font-style="normal" fo:font-weight="normal"/>
    </style:style>
    <style:style style:name="T2" style:family="text">
      <style:text-properties fo:font-variant="normal" fo:text-transform="none" fo:color="#dcd9d4" fo:font-size="12pt" fo:letter-spacing="normal" fo:font-style="normal" fo:font-weight="normal"/>
    </style:style>
    <style:style style:name="T3" style:family="text">
      <style:text-properties fo:font-variant="normal" fo:text-transform="none" fo:color="#dcd9d4" fo:font-size="12pt" fo:letter-spacing="normal" fo:font-style="normal" fo:font-weight="normal" fo:background-color="#f0f0f0"/>
    </style:style>
    <style:style style:name="T4" style:family="text">
      <style:text-properties fo:font-variant="normal" fo:text-transform="none" fo:color="#dcd9d4" fo:letter-spacing="normal"/>
    </style:style>
    <style:style style:name="T5" style:family="text">
      <style:text-properties fo:font-variant="normal" fo:text-transform="none" style:font-name="Arial1" fo:font-size="12pt" fo:letter-spacing="normal" fo:font-style="normal" fo:font-weight="normal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weight="bold"/>
    </style:style>
    <style:style style:name="T9" style:family="text">
      <style:text-properties fo:color="#204a87" fo:font-weight="bold"/>
    </style:style>
    <style:style style:name="T10" style:family="text">
      <style:text-properties fo:color="#000000"/>
    </style:style>
    <style:style style:name="T11" style:family="text">
      <style:text-properties fo:color="#000000" fo:font-weight="bold"/>
    </style:style>
    <style:style style:name="T12" style:family="text">
      <style:text-properties style:font-name="courier" fo:font-size="9pt" fo:font-style="italic" fo:font-weight="normal"/>
    </style:style>
    <style:style style:name="T13" style:family="text">
      <style:text-properties fo:color="#8f5902" style:font-name="courier" fo:font-size="9pt" fo:font-style="italic" fo:font-weight="normal"/>
    </style:style>
    <style:style style:name="T14" style:family="text">
      <style:text-properties fo:color="#4e9a06"/>
    </style:style>
    <style:style style:name="T15" style:family="text">
      <style:text-properties fo:color="#0000cf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ily Code Problems:</text:p>
      <text:p text:style-name="Standard"/>
      <text:p text:style-name="P3"><text:span text:style-name="T5"/></text:p>
      <text:p text:style-name="P3"><text:span text:style-name="T5">Unsolved Mysteries:</text:span></text:p>
      <text:p text:style-name="P3"><text:span text:style-name="T5">Decode String:<text:line-break/>Hi, here's your problem today. This problem was recently asked by Google:</text:span><text:line-break/><text:line-break/><text:span text:style-name="T5">Given a string with a certain rule: </text:span><text:span text:style-name="T6">k[string]</text:span><text:span text:style-name="T7"> </text:span><text:span text:style-name="T5">should be expanded to </text:span><text:span text:style-name="T6">string</text:span><text:span text:style-name="T7"> </text:span><text:span text:style-name="T5">k times. So for example, </text:span><text:span text:style-name="T6">3[abc]</text:span><text:span text:style-name="T7"> </text:span><text:span text:style-name="T5">should be expanded to </text:span><text:span text:style-name="T6">abcabcabc</text:span><text:span text:style-name="T5">. Nested expansions can happen, so </text:span><text:span text:style-name="T6">2[a2[b]c]</text:span><text:span text:style-name="T7"> </text:span><text:span text:style-name="T5">should be expanded to </text:span><text:span text:style-name="T6">abbcabbc</text:span><text:span text:style-name="T5">.</text:span><text:line-break/><text:line-break/><text:span text:style-name="T5">Your starting point:</text:span></text:p>
      <text:p text:style-name="P5"><text:span text:style-name="T8">def</text:span> decodeString<text:span text:style-name="T8">(</text:span>s<text:span text:style-name="T8">):</text:span></text:p>
      <text:p text:style-name="P11"><text:s text:c="2"/><text:span text:style-name="T12"># Fill this in.</text:span></text:p>
      <text:p text:style-name="P12"><text:span text:style-name="T8">print</text:span> decodeString<text:span text:style-name="T8">(</text:span>'2[a2[b]c]'<text:span text:style-name="T8">)</text:span></text:p>
      <text:p text:style-name="P13"># abbcabbc</text:p>
      <text:p text:style-name="P2"/>
      <text:p text:style-name="P2"/>
      <text:p text:style-name="P2">This doesn't make sense:</text:p>
      <text:p text:style-name="P2"/>
      <text:p text:style-name="P2"><text:span text:style-name="T1">Hi, here's your problem today. This problem was recently asked by Facebook:</text:span><text:line-break/><text:line-break/><text:span text:style-name="T1">Starting at index 0, for an element </text:span><text:span text:style-name="T3">n</text:span><text:span text:style-name="T4"> </text:span><text:span text:style-name="T1">at index </text:span><text:span text:style-name="T3">i</text:span><text:span text:style-name="T1">, you are allowed to jump at most </text:span><text:span text:style-name="T3">n</text:span><text:span text:style-name="T4"> </text:span><text:span text:style-name="T1">indexes ahead. Given a list of numbers, find the minimum number of jumps to reach the end of the list.</text:span><text:line-break/><text:line-break/><text:span text:style-name="T1">Example:</text:span></text:p>
      <text:p text:style-name="P6">Input: [3, 2, 5, 1, 1, 9, 3, 4]</text:p>
      <text:p text:style-name="P7">Output: 2</text:p>
      <text:p text:style-name="P1"><text:span text:style-name="T1">Explanation:</text:span><text:line-break/><text:line-break/><text:span text:style-name="T1">The minimum number of jumps to get to the end of the list is 2:</text:span><text:line-break/><text:span text:style-name="T3">3 -&gt; 5 -&gt; 4</text:span><text:line-break/><text:line-break/><text:span text:style-name="T1">Here's a starting point:</text:span></text:p>
      <text:p text:style-name="P4"><text:span text:style-name="T9">def</text:span> <text:span text:style-name="T10">jumpToEnd</text:span><text:span text:style-name="T11">(</text:span><text:span text:style-name="T10">nums</text:span><text:span text:style-name="T11">):</text:span></text:p>
      <text:p text:style-name="P8"><text:s text:c="2"/><text:span text:style-name="T13"># Fill this in.</text:span></text:p>
      <text:p text:style-name="P9"><text:span text:style-name="T9">print</text:span> <text:span text:style-name="T10">jumpToEnd</text:span><text:span text:style-name="T11">([</text:span><text:span text:style-name="T15">3</text:span><text:span text:style-name="T11">,</text:span> <text:span text:style-name="T15">2</text:span><text:span text:style-name="T11">,</text:span> <text:span text:style-name="T15">5</text:span><text:span text:style-name="T11">,</text:span> <text:span text:style-name="T15">1</text:span><text:span text:style-name="T11">,</text:span> <text:span text:style-name="T15">1</text:span><text:span text:style-name="T11">,</text:span> <text:span text:style-name="T15">9</text:span><text:span text:style-name="T11">,</text:span> <text:span text:style-name="T15">3</text:span><text:span text:style-name="T11">,</text:span> <text:span text:style-name="T15">4</text:span><text:span text:style-name="T11">])</text:span></text:p>
      <text:p text:style-name="P10"># 2</text:p>
      <text:p text:style-name="P2"/>
      <text:p text:style-name="P2"/>
      <text:p text:style-name="P2"/>
      <text:p text:style-name="P3"><text:span text:style-name="T5">Solved Mysteries:</text:span></text:p>
      <text:p text:style-name="P3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courier" svg:font-family="courier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1T22:58:11.65</meta:creation-date>
    <dc:date>2019-09-22T13:20:38.91</dc:date>
    <meta:editing-duration>PT14H22M27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17" meta:word-count="178" meta:character-count="993"/>
  </office:meta>
</office:document-meta>
</file>